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ed2" officeooo:paragraph-rsid="001a2ed2"/>
    </style:style>
    <style:style style:name="P2" style:family="paragraph" style:parent-style-name="Standard">
      <style:text-properties officeooo:rsid="001a2ed2" officeooo:paragraph-rsid="001b42f2"/>
    </style:style>
    <style:style style:name="P3" style:family="paragraph" style:parent-style-name="Standard">
      <style:text-properties officeooo:rsid="001b42f2" officeooo:paragraph-rsid="001b42f2"/>
    </style:style>
    <style:style style:name="T1" style:family="text">
      <style:text-properties officeooo:rsid="001b42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Cummins</text:p>
      <text:p text:style-name="P1">Test Plan </text:p>
      <text:p text:style-name="P1"/>
      <text:p text:style-name="P1">Test Case 1:</text:p>
      <text:p text:style-name="P1"/>
      <text:p text:style-name="P1">Code:</text:p>
      <text:p text:style-name="P1"/>
      <text:p text:style-name="P1">var </text:p>
      <text:p text:style-name="P1"><text:tab/>integer x;</text:p>
      <text:p text:style-name="P1"><text:tab/>integer m;</text:p>
      <text:p text:style-name="P1">begin</text:p>
      <text:p text:style-name="P1"><text:tab/>x = 6;</text:p>
      <text:p text:style-name="P1"><text:tab/>m = 0;</text:p>
      <text:p text:style-name="P1"><text:tab/>while (m&lt;x) loop</text:p>
      <text:p text:style-name="P1"><text:tab/>output(“the value of m is: ”)</text:p>
      <text:p text:style-name="P1"><text:tab/>output (m)</text:p>
      <text:p text:style-name="P1"><text:tab/>end loop</text:p>
      <text:p text:style-name="P1">end</text:p>
      <text:p text:style-name="P1"/>
      <text:p text:style-name="P1"/>
      <text:p text:style-name="P1">Symbol Table:<text:line-break/>t_integer : x</text:p>
      <text:p text:style-name="P1">t_integer : m</text:p>
      <text:p text:style-name="P1"/>
      <text:p text:style-name="P1"/>
      <text:p text:style-name="P1">token/lexems:</text:p>
      <text:p text:style-name="P1"/>
      <text:p text:style-name="P1">t_var : var </text:p>
      <text:p text:style-name="P1">t_integer : integer</text:p>
      <text:p text:style-name="P1">t_id : x</text:p>
      <text:p text:style-name="P1">t_integer : integer</text:p>
      <text:p text:style-name="P1">t_id : m</text:p>
      <text:p text:style-name="P1">t_begin : begin</text:p>
      <text:p text:style-name="P1">t_id : x</text:p>
      <text:p text:style-name="P1">t_assign : =</text:p>
      <text:p text:style-name="P1">t_number : 6</text:p>
      <text:p text:style-name="P1">t_id : m</text:p>
      <text:p text:style-name="P1">t_assign : =</text:p>
      <text:p text:style-name="P1">t_number : 0</text:p>
      <text:p text:style-name="P1">t_while : while </text:p>
      <text:p text:style-name="P1">s_lparen : (</text:p>
      <text:p text:style-name="P1">t_ id : m</text:p>
      <text:p text:style-name="P1">s_lt : &lt;</text:p>
      <text:p text:style-name="P1">t_id : x</text:p>
      <text:p text:style-name="P1">s_rpren : )</text:p>
      <text:p text:style-name="P1">t_loop : loop</text:p>
      <text:p text:style-name="P1">t_output : output</text:p>
      <text:p text:style-name="P1">s_lparen : (</text:p>
      <text:p text:style-name="P1">t_string : “the value of m is: ”</text:p>
      <text:p text:style-name="P1"><text:soft-page-break/>s_rpren : )</text:p>
      <text:p text:style-name="P1">t_output : output </text:p>
      <text:p text:style-name="P1">s_lparen : (</text:p>
      <text:p text:style-name="P1">t_id : m</text:p>
      <text:p text:style-name="P1">s_rpren : )</text:p>
      <text:p text:style-name="P1">t_end : end </text:p>
      <text:p text:style-name="P1">t_loop : loop</text:p>
      <text:p text:style-name="P1">t_end : end</text:p>
      <text:p text:style-name="P1"/>
      <text:p text:style-name="P1">Test Case 2:</text:p>
      <text:p text:style-name="P1"/>
      <text:p text:style-name="P1"/>
      <text:p text:style-name="P1">Code:</text:p>
      <text:p text:style-name="P1"/>
      <text:p text:style-name="P1">var </text:p>
      <text:p text:style-name="P1"><text:tab/>integer x;</text:p>
      <text:p text:style-name="P1">begin</text:p>
      <text:p text:style-name="P1"><text:tab/>x = 6;</text:p>
      <text:p text:style-name="P1"><text:tab/>output(“the value of x is: “)</text:p>
      <text:p text:style-name="P1"><text:tab/>output(x)</text:p>
      <text:p text:style-name="P1">end</text:p>
      <text:p text:style-name="P1"/>
      <text:p text:style-name="P1"/>
      <text:p text:style-name="P1">Symbol Table:<text:line-break/>t_integer : x</text:p>
      <text:p text:style-name="P1"/>
      <text:p text:style-name="P1"/>
      <text:p text:style-name="P1">token/lexems:</text:p>
      <text:p text:style-name="P1"/>
      <text:p text:style-name="P2"/>
      <text:p text:style-name="P2">t_var : var </text:p>
      <text:p text:style-name="P2">t_integer : integer</text:p>
      <text:p text:style-name="P2">t_id : x</text:p>
      <text:p text:style-name="P2">t_integer : integer</text:p>
      <text:p text:style-name="P2">t_id : m</text:p>
      <text:p text:style-name="P2">t_begin : begin</text:p>
      <text:p text:style-name="P2">t_id : x</text:p>
      <text:p text:style-name="P2">t_assign : =</text:p>
      <text:p text:style-name="P2">t_number : 6</text:p>
      <text:p text:style-name="P2">t_id : m</text:p>
      <text:p text:style-name="P2">t_assign : =</text:p>
      <text:p text:style-name="P2">t_number : 0</text:p>
      <text:p text:style-name="P2">t_while : while </text:p>
      <text:p text:style-name="P2">s_lparen : (</text:p>
      <text:p text:style-name="P2">t_ id : m</text:p>
      <text:p text:style-name="P2">s_lt : &lt;</text:p>
      <text:p text:style-name="P2">t_id : x</text:p>
      <text:p text:style-name="P2">s_rpren : )</text:p>
      <text:p text:style-name="P2">t_loop : loop</text:p>
      <text:p text:style-name="P2"><text:soft-page-break/>t_output : output</text:p>
      <text:p text:style-name="P2">s_lparen : (</text:p>
      <text:p text:style-name="P2">t_string : “the value of m is: ”</text:p>
      <text:p text:style-name="P1"/>
      <text:p text:style-name="P1"/>
      <text:p text:style-name="P1"/>
      <text:p text:style-name="P1"/>
      <text:p text:style-name="P1">Test Case 3:</text:p>
      <text:p text:style-name="P1"/>
      <text:p text:style-name="P1">Code:</text:p>
      <text:p text:style-name="P1"/>
      <text:p text:style-name="P1">var </text:p>
      <text:p text:style-name="P1"><text:tab/>integer x;</text:p>
      <text:p text:style-name="P1">begin<text:tab/></text:p>
      <text:p text:style-name="P1"><text:tab/><text:span text:style-name="T1">x = 1;</text:span></text:p>
      <text:p text:style-name="P2"><text:tab/><text:span text:style-name="T1">while(x!=10 or x == false) loop</text:span></text:p>
      <text:p text:style-name="P2"><text:span text:style-name="T1"><text:tab/><text:tab/></text:span>output(“the value of x is: “)</text:p>
      <text:p text:style-name="P2"><text:tab/><text:tab/>output(x)</text:p>
      <text:p text:style-name="P2"><text:tab/><text:tab/><text:span text:style-name="T1">x + 1;</text:span></text:p>
      <text:p text:style-name="P2"><text:tab/><text:span text:style-name="T1">end loop</text:span></text:p>
      <text:p text:style-name="P1">end</text:p>
      <text:p text:style-name="P1"/>
      <text:p text:style-name="P1"/>
      <text:p text:style-name="P1">Symbol Table:<text:line-break/>t_integer : x</text:p>
      <text:p text:style-name="P1"/>
      <text:p text:style-name="P1">token/lexems:</text:p>
      <text:p text:style-name="P1"/>
      <text:p text:style-name="P2">t_var : var </text:p>
      <text:p text:style-name="P2">t_integer : integer</text:p>
      <text:p text:style-name="P2">t_id : x</text:p>
      <text:p text:style-name="P2">t_begin : begin</text:p>
      <text:p text:style-name="P2">t_id : x</text:p>
      <text:p text:style-name="P2">t_assign : =</text:p>
      <text:p text:style-name="P2">t_number : <text:span text:style-name="T1">1</text:span></text:p>
      <text:p text:style-name="P2">t_while : while </text:p>
      <text:p text:style-name="P2">s_lparen : (</text:p>
      <text:p text:style-name="P2">t_ id : <text:span text:style-name="T1">x</text:span></text:p>
      <text:p text:style-name="P2">s_<text:span text:style-name="T1">ne : !=</text:span></text:p>
      <text:p text:style-name="P2">t_<text:span text:style-name="T1">number</text:span> : <text:span text:style-name="T1">10</text:span></text:p>
      <text:p text:style-name="P2"><text:span text:style-name="T1">t_or : or</text:span> </text:p>
      <text:p text:style-name="P2">t_ id : <text:span text:style-name="T1">x</text:span></text:p>
      <text:p text:style-name="P2">s_<text:span text:style-name="T1">eq : ==</text:span></text:p>
      <text:p text:style-name="P3">t_false : false</text:p>
      <text:p text:style-name="P2">s_rpren : )</text:p>
      <text:p text:style-name="P2">t_loop : loop</text:p>
      <text:p text:style-name="P2">t_output : output</text:p>
      <text:p text:style-name="P2">s_lparen : (</text:p>
      <text:p text:style-name="P2">t_string : “the value of <text:span text:style-name="T1">x</text:span> is: ”</text:p>
      <text:p text:style-name="P2"><text:soft-page-break/>s_rpren : )</text:p>
      <text:p text:style-name="P2">t_output : output </text:p>
      <text:p text:style-name="P2">s_lparen : (</text:p>
      <text:p text:style-name="P2">t_id : <text:span text:style-name="T1">x</text:span></text:p>
      <text:p text:style-name="P2">s_rpren : )<text:line-break/><text:span text:style-name="T1">t_id : x</text:span></text:p>
      <text:p text:style-name="P3">s_plus : +</text:p>
      <text:p text:style-name="P3">t_number : 1</text:p>
      <text:p text:style-name="P2">t_end : end </text:p>
      <text:p text:style-name="P2">t_loop : loop</text:p>
      <text:p text:style-name="P2">t_end :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7:21.470948042</meta:creation-date>
    <dc:date>2019-05-31T14:26:00.834013423</dc:date>
    <meta:editing-duration>PT14S</meta:editing-duration>
    <meta:editing-cycles>1</meta:editing-cycles>
    <meta:document-statistic meta:table-count="0" meta:image-count="0" meta:object-count="0" meta:page-count="4" meta:paragraph-count="126" meta:word-count="375" meta:character-count="1579" meta:non-whitespace-character-count="1292"/>
    <meta:generator>LibreOffice/6.0.7.3$Linux_X86_64 LibreOffice_project/00m0$Build-3</meta:generator>
  </office:meta>
</office:document-meta>
</file>